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fo:color="#0000ff"/>
    </style:style>
    <style:style style:name="T2" style:family="text">
      <style:text-properties fo:color="#000080"/>
    </style:style>
    <style:style style:name="T3" style:family="text">
      <style:text-properties fo:color="#000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42908641310719651" text:style-name="L1">
        <text:list-item>
          <text:p text:style-name="P2">intro</text:p>
          <text:list>
            <text:list-item>
              <text:p text:style-name="P3">git est un...</text:p>
            </text:list-item>
            <text:list-item>
              <text:p text:style-name="P3">créateur de git...</text:p>
            </text:list-item>
            <text:list-item>
              <text:p text:style-name="P3">il a aussi créé...</text:p>
            </text:list-item>
          </text:list>
        </text:list-item>
        <text:list-item>
          <text:p text:style-name="P2">premiers pas</text:p>
          <text:list>
            <text:list-item>
              <text:p text:style-name="P2">qu'est ce que versionner son code ?</text:p>
              <text:list>
                <text:list-item>
                  <text:p text:style-name="P3">problèmes sans versionnage (2 grossièrement)</text:p>
                </text:list-item>
                <text:list-item>
                  <text:p text:style-name="P3">versionnage : comment ça marche ? (vocabulaire etc)</text:p>
                </text:list-item>
              </text:list>
            </text:list-item>
            <text:list-item>
              <text:p text:style-name="P2">git VS autres logiciels de versionning</text:p>
              <text:list>
                <text:list-item>
                  <text:p text:style-name="P4"><text:span text:style-name="T3">ex autres logiciels importants (</text:span><text:span text:style-name="T1">2 centralisés</text:span><text:span text:style-name="T3"> 2 distribués)</text:span></text:p>
                </text:list-item>
                <text:list-item>
                  <text:p text:style-name="P2">plusieurs modèles</text:p>
                  <text:list>
                    <text:list-item>
                      <text:p text:style-name="P3">2 modèles et leurs principes</text:p>
                    </text:list-item>
                    <text:list-item>
                      <text:p text:style-name="P3">git : quel modèle ?</text:p>
                    </text:list-item>
                    <text:list-item>
                      <text:p text:style-name="P3">avantages git du coup</text:p>
                    </text:list-item>
                  </text:list>
                </text:list-item>
              </text:list>
            </text:list-item>
            <text:list-item>
              <text:p text:style-name="P2">installer git</text:p>
              <text:list>
                <text:list-item>
                  <text:p text:style-name="P5">commande pour configurer git</text:p>
                </text:list-item>
                <text:list-item>
                  <text:p text:style-name="P3">commande pour obtenir des infos sur git</text:p>
                </text:list-item>
              </text:list>
            </text:list-item>
            <text:list-item>
              <text:p text:style-name="P2">premier commit</text:p>
              <text:list>
                <text:list-item>
                  <text:p text:style-name="P3">créer le futur répertoire a gérer avec git</text:p>
                </text:list-item>
                <text:list-item>
                  <text:p text:style-name="P3">indiquer a git qu'il faudra qu'il le gère</text:p>
                </text:list-item>
                <text:list-item>
                  <text:p text:style-name="P2"><text:span text:style-name="T3">créer(/supprimer) un nouveau fichier</text:span> <text:span text:style-name="T1">et dire a git de le considérer dans les commit</text:span></text:p>
                </text:list-item>
                <text:list-item>
                  <text:p text:style-name="P3">perso : ne pas oublier de préciser de considérer les suppressions !!!</text:p>
                </text:list-item>
                <text:list-item>
                  <text:p text:style-name="P3">faire un commit et passer le message en une commande</text:p>
                </text:list-item>
              </text:list>
            </text:list-item>
            <text:list-item>
              <text:p text:style-name="P2">lire l'historique des commit</text:p>
              <text:list>
                <text:list-item>
                  <text:p text:style-name="P3">commande pour afficher tous les commit + 4 infos qu'elle donne par commit + ordre</text:p>
                </text:list-item>
                <text:list-item>
                  <text:p text:style-name="P3">quand besoin de add, et pour commit : quand besoin de a ?</text:p>
                </text:list-item>
              </text:list>
            </text:list-item>
            <text:list-item>
              <text:p text:style-name="P2">se positionner sur un commit donné</text:p>
              <text:list>
                <text:list-item>
                  <text:p text:style-name="P3">revenir en arrière (sans effacer les commit récents)</text:p>
                </text:list-item>
                <text:list-item>
                  <text:p text:style-name="P3">puis repasser sur le dernier commit</text:p>
                </text:list-item>
                <text:list-item>
                  <text:p text:style-name="P3">que faire donc pour corriger une fois commit foireux détecté ? (rien de spé – 2 sol)</text:p>
                </text:list-item>
              </text:list>
            </text:list-item>
          </text:list>
        </text:list-item>
        <text:list-item>
          <text:p text:style-name="P2">apprendre a utiliser github</text:p>
          <text:list>
            <text:list-item>
              <text:p text:style-name="P2">comprendre les remotes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1:18:10</meta:creation-date>
    <meta:generator>OpenOffice/4.0.0$Unix OpenOffice.org_project/400m3$Build-9702</meta:generator>
    <dc:date>2014-10-11T14:04:57</dc:date>
    <dc:creator>yjfjyf jjku</dc:creator>
    <meta:editing-duration>PT1H22M44S</meta:editing-duration>
    <meta:editing-cycles>36</meta:editing-cycles>
    <meta:document-statistic meta:table-count="0" meta:image-count="0" meta:object-count="0" meta:page-count="1" meta:paragraph-count="32" meta:word-count="238" meta:character-count="1211"/>
  </office:meta>
</office:document-meta>
</file>